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3752" calcext:value-type="float">
            <text:p>42.9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09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20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12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4336" calcext:value-type="float">
            <text:p>43.0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1808" calcext:value-type="float">
            <text:p>43.4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924" calcext:value-type="float">
            <text:p>43.4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6608" calcext:value-type="float">
            <text:p>43.7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692" calcext:value-type="float">
            <text:p>43.9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27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6856" calcext:value-type="float">
            <text:p>44.1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23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888" calcext:value-type="float">
            <text:p>44.8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9816" calcext:value-type="float">
            <text:p>45.0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3344" calcext:value-type="float">
            <text:p>45.0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0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548" calcext:value-type="float">
            <text:p>47.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1512" calcext:value-type="float">
            <text:p>47.9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6376" calcext:value-type="float">
            <text:p>47.9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268" calcext:value-type="float">
            <text:p>48.1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556" calcext:value-type="float">
            <text:p>48.2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9088" calcext:value-type="float">
            <text:p>48.3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4704" calcext:value-type="float">
            <text:p>48.3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5768" calcext:value-type="float">
            <text:p>48.4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5496" calcext:value-type="float">
            <text:p>48.5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7312" calcext:value-type="float">
            <text:p>48.5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7688" calcext:value-type="float">
            <text:p>48.5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29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2552" calcext:value-type="float">
            <text:p>48.6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5328" calcext:value-type="float">
            <text:p>48.7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6664" calcext:value-type="float">
            <text:p>48.7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1424" calcext:value-type="float">
            <text:p>48.7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1424" calcext:value-type="float">
            <text:p>48.7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7416" calcext:value-type="float">
            <text:p>48.6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1216" calcext:value-type="float">
            <text:p>48.5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2552" calcext:value-type="float">
            <text:p>48.6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4264" calcext:value-type="float">
            <text:p>48.5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5872" calcext:value-type="float">
            <text:p>48.5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4432" calcext:value-type="float">
            <text:p>48.4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2616" calcext:value-type="float">
            <text:p>48.3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412" calcext:value-type="float">
            <text:p>48.2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9256" calcext:value-type="float">
            <text:p>48.1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1824" calcext:value-type="float">
            <text:p>48.1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028" calcext:value-type="float">
            <text:p>47.9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076" calcext:value-type="float">
            <text:p>47.9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2368" calcext:value-type="float">
            <text:p>47.9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7024" calcext:value-type="float">
            <text:p>47.8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5064" calcext:value-type="float">
            <text:p>47.3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20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5968" calcext:value-type="float">
            <text:p>46.2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7016" calcext:value-type="float">
            <text:p>45.4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4136" calcext:value-type="float">
            <text:p>45.2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2216" calcext:value-type="float">
            <text:p>45.1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2048" calcext:value-type="float">
            <text:p>45.3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3448" calcext:value-type="float">
            <text:p>45.1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14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08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3448" calcext:value-type="float">
            <text:p>45.1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7016" calcext:value-type="float">
            <text:p>45.4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6448" calcext:value-type="float">
            <text:p>46.2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4-02-1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2-0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4128" calcext:value-type="float">
            <text:p>50.5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0704" calcext:value-type="float">
            <text:p>50.5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7904" calcext:value-type="float">
            <text:p>51.0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0032" calcext:value-type="float">
            <text:p>51.3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632" calcext:value-type="float">
            <text:p>51.5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932" calcext:value-type="float">
            <text:p>51.7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6752" calcext:value-type="float">
            <text:p>51.7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4184" calcext:value-type="float">
            <text:p>51.7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1344" calcext:value-type="float">
            <text:p>51.9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1072" calcext:value-type="float">
            <text:p>52.0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8128" calcext:value-type="float">
            <text:p>52.0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2824" calcext:value-type="float">
            <text:p>52.3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696" calcext:value-type="float">
            <text:p>52.8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9" calcext:value-type="float">
            <text:p>52.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776" calcext:value-type="float">
            <text:p>53.0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1336" calcext:value-type="float">
            <text:p>53.3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3376" calcext:value-type="float">
            <text:p>54.4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1328" calcext:value-type="float">
            <text:p>54.8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528" calcext:value-type="float">
            <text:p>54.8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7456" calcext:value-type="float">
            <text:p>56.6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8792" calcext:value-type="float">
            <text:p>56.6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8792" calcext:value-type="float">
            <text:p>56.6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2328" calcext:value-type="float">
            <text:p>55.2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8112" calcext:value-type="float">
            <text:p>54.9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8384" calcext:value-type="float">
            <text:p>54.8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528" calcext:value-type="float">
            <text:p>54.8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4104" calcext:value-type="float">
            <text:p>54.9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4856" calcext:value-type="float">
            <text:p>54.8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6568" calcext:value-type="float">
            <text:p>54.8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4752" calcext:value-type="float">
            <text:p>54.7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6088" calcext:value-type="float">
            <text:p>54.8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11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0328" calcext:value-type="float">
            <text:p>54.4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3376" calcext:value-type="float">
            <text:p>54.4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4128" calcext:value-type="float">
            <text:p>54.3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5152" calcext:value-type="float">
            <text:p>54.1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5176" calcext:value-type="float">
            <text:p>53.6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4864" calcext:value-type="float">
            <text:p>53.3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1024" calcext:value-type="float">
            <text:p>53.1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7768" calcext:value-type="float">
            <text:p>53.0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696" calcext:value-type="float">
            <text:p>52.8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9984" calcext:value-type="float">
            <text:p>52.4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3304" calcext:value-type="float">
            <text:p>52.3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748" calcext:value-type="float">
            <text:p>52.2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6208" calcext:value-type="float">
            <text:p>51.9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4768" calcext:value-type="float">
            <text:p>51.8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2848" calcext:value-type="float">
            <text:p>51.7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8736" calcext:value-type="float">
            <text:p>51.6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2056" calcext:value-type="float">
            <text:p>51.5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3184" calcext:value-type="float">
            <text:p>51.3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2976" calcext:value-type="float">
            <text:p>51.2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1056" calcext:value-type="float">
            <text:p>51.1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9992" calcext:value-type="float">
            <text:p>50.9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6528" calcext:value-type="float">
            <text:p>50.7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7176" calcext:value-type="float">
            <text:p>50.5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0104" calcext:value-type="float">
            <text:p>49.6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2568" calcext:value-type="float">
            <text:p>49.5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584" calcext:value-type="float">
            <text:p>49.2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6-26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892" calcext:value-type="float">
            <text:p>48.5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5456" calcext:value-type="float">
            <text:p>48.2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8296" calcext:value-type="float">
            <text:p>48.0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5968" calcext:value-type="float">
            <text:p>46.2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6-07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3-24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2744" calcext:value-type="float">
            <text:p>47.8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9216" calcext:value-type="float">
            <text:p>47.8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1992" calcext:value-type="float">
            <text:p>47.9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4392" calcext:value-type="float">
            <text:p>48.0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0592" calcext:value-type="float">
            <text:p>48.1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5832" calcext:value-type="float">
            <text:p>48.1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3744" calcext:value-type="float">
            <text:p>48.2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9672" calcext:value-type="float">
            <text:p>48.4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5768" calcext:value-type="float">
            <text:p>48.4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1008" calcext:value-type="float">
            <text:p>48.4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1384" calcext:value-type="float">
            <text:p>48.4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3952" calcext:value-type="float">
            <text:p>48.3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8336" calcext:value-type="float">
            <text:p>48.4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6936" calcext:value-type="float">
            <text:p>48.6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12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3072" calcext:value-type="float">
            <text:p>48.9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6536" calcext:value-type="float">
            <text:p>49.2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8352" calcext:value-type="float">
            <text:p>49.2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0312" calcext:value-type="float">
            <text:p>49.7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1272" calcext:value-type="float">
            <text:p>49.8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8592" calcext:value-type="float">
            <text:p>51.2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7464" calcext:value-type="float">
            <text:p>51.3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5648" calcext:value-type="float">
            <text:p>51.2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7192" calcext:value-type="float">
            <text:p>51.4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9216" calcext:value-type="float">
            <text:p>51.6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3704" calcext:value-type="float">
            <text:p>51.7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076" calcext:value-type="float">
            <text:p>51.8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9632" calcext:value-type="float">
            <text:p>51.9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2616" calcext:value-type="float">
            <text:p>52.1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6352" calcext:value-type="float">
            <text:p>52.3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1216" calcext:value-type="float">
            <text:p>52.4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7664" calcext:value-type="float">
            <text:p>52.9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3112" calcext:value-type="float">
            <text:p>53.0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9208" calcext:value-type="float">
            <text:p>53.0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872" calcext:value-type="float">
            <text:p>53.0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872" calcext:value-type="float">
            <text:p>53.0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9688" calcext:value-type="float">
            <text:p>53.1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0544" calcext:value-type="float">
            <text:p>53.1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4072" calcext:value-type="float">
            <text:p>53.1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776" calcext:value-type="float">
            <text:p>53.0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5576" calcext:value-type="float">
            <text:p>52.9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6432" calcext:value-type="float">
            <text:p>52.9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2528" calcext:value-type="float">
            <text:p>52.9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6432" calcext:value-type="float">
            <text:p>52.9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9856" calcext:value-type="float">
            <text:p>52.9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6328" calcext:value-type="float">
            <text:p>52.9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5472" calcext:value-type="float">
            <text:p>52.9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7664" calcext:value-type="float">
            <text:p>52.9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9168" calcext:value-type="float">
            <text:p>52.7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23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3888" calcext:value-type="float">
            <text:p>52.4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9024" calcext:value-type="float">
            <text:p>52.3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5016" calcext:value-type="float">
            <text:p>52.3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8712" calcext:value-type="float">
            <text:p>52.1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9944" calcext:value-type="float">
            <text:p>52.1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4224" calcext:value-type="float">
            <text:p>52.0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7064" calcext:value-type="float">
            <text:p>51.9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316" calcext:value-type="float">
            <text:p>51.9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5728" calcext:value-type="float">
            <text:p>51.9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9632" calcext:value-type="float">
            <text:p>51.9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5248" calcext:value-type="float">
            <text:p>51.8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1616" calcext:value-type="float">
            <text:p>51.7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1992" calcext:value-type="float">
            <text:p>51.7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8464" calcext:value-type="float">
            <text:p>51.7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7504" calcext:value-type="float">
            <text:p>51.6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632" calcext:value-type="float">
            <text:p>51.5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4144" calcext:value-type="float">
            <text:p>51.4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3664" calcext:value-type="float">
            <text:p>51.4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1472" calcext:value-type="float">
            <text:p>51.4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7464" calcext:value-type="float">
            <text:p>51.3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9072" calcext:value-type="float">
            <text:p>51.2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4208" calcext:value-type="float">
            <text:p>51.1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576" calcext:value-type="float">
            <text:p>50.7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9248" calcext:value-type="float">
            <text:p>49.6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4656" calcext:value-type="float">
            <text:p>49.4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9208" calcext:value-type="float">
            <text:p>49.2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04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1112" calcext:value-type="float">
            <text:p>48.5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2992" calcext:value-type="float">
            <text:p>48.3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0592" calcext:value-type="float">
            <text:p>48.1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8968" calcext:value-type="float">
            <text:p>47.3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24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29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1056" calcext:value-type="float">
            <text:p>43.5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0952" calcext:value-type="float">
            <text:p>43.4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6648" calcext:value-type="float">
            <text:p>44.0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7336" calcext:value-type="float">
            <text:p>44.2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03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1208" calcext:value-type="float">
            <text:p>46.2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1512" calcext:value-type="float">
            <text:p>47.9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2576" calcext:value-type="float">
            <text:p>48.0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4016" calcext:value-type="float">
            <text:p>48.1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3952" calcext:value-type="float">
            <text:p>48.3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844" calcext:value-type="float">
            <text:p>48.4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2448" calcext:value-type="float">
            <text:p>48.5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8168" calcext:value-type="float">
            <text:p>48.5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036" calcext:value-type="float">
            <text:p>48.6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7896" calcext:value-type="float">
            <text:p>48.6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5744" calcext:value-type="float">
            <text:p>49.0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6808" calcext:value-type="float">
            <text:p>49.1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0336" calcext:value-type="float">
            <text:p>49.1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0336" calcext:value-type="float">
            <text:p>49.1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3008" calcext:value-type="float">
            <text:p>49.2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4448" calcext:value-type="float">
            <text:p>49.3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2256" calcext:value-type="float">
            <text:p>49.2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7872" calcext:value-type="float">
            <text:p>49.2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4344" calcext:value-type="float">
            <text:p>49.2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6056" calcext:value-type="float">
            <text:p>49.2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1192" calcext:value-type="float">
            <text:p>49.1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2528" calcext:value-type="float">
            <text:p>49.1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3008" calcext:value-type="float">
            <text:p>49.2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8248" calcext:value-type="float">
            <text:p>49.2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6536" calcext:value-type="float">
            <text:p>49.2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2048" calcext:value-type="float">
            <text:p>49.1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8144" calcext:value-type="float">
            <text:p>49.1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27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896" calcext:value-type="float">
            <text:p>49.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0336" calcext:value-type="float">
            <text:p>49.1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6808" calcext:value-type="float">
            <text:p>49.1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7456" calcext:value-type="float">
            <text:p>48.9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5744" calcext:value-type="float">
            <text:p>49.0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7456" calcext:value-type="float">
            <text:p>48.9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4408" calcext:value-type="float">
            <text:p>48.9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9648" calcext:value-type="float">
            <text:p>48.9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612" calcext:value-type="float">
            <text:p>48.9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0024" calcext:value-type="float">
            <text:p>48.9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5432" calcext:value-type="float">
            <text:p>48.7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9608" calcext:value-type="float">
            <text:p>48.6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17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3992" calcext:value-type="float">
            <text:p>48.7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3992" calcext:value-type="float">
            <text:p>48.7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8376" calcext:value-type="float">
            <text:p>48.7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4848" calcext:value-type="float">
            <text:p>48.6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2552" calcext:value-type="float">
            <text:p>48.6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7208" calcext:value-type="float">
            <text:p>48.5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7584" calcext:value-type="float">
            <text:p>48.4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9672" calcext:value-type="float">
            <text:p>48.4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0424" calcext:value-type="float">
            <text:p>48.3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7752" calcext:value-type="float">
            <text:p>48.3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6688" calcext:value-type="float">
            <text:p>48.1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4872" calcext:value-type="float">
            <text:p>48.1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6104" calcext:value-type="float">
            <text:p>48.0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124" calcext:value-type="float">
            <text:p>48.0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6752" calcext:value-type="float">
            <text:p>47.9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1032" calcext:value-type="float">
            <text:p>47.8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4248" calcext:value-type="float">
            <text:p>47.7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7016" calcext:value-type="float">
            <text:p>45.4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25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692" calcext:value-type="float">
            <text:p>43.9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1432" calcext:value-type="float">
            <text:p>43.4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58176551724" calcext:value-type="float">
            <text:p>41.475817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0640516129" calcext:value-type="float">
            <text:p>42.8806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67762758621" calcext:value-type="float">
            <text:p>42.576776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1216" calcext:value-type="float">
            <text:p>42.2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28267096774" calcext:value-type="float">
            <text:p>41.0028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5496774193" calcext:value-type="float">
            <text:p>39.09354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59592" calcext:value-type="float">
            <text:p>39.19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0752258065" calcext:value-type="float">
            <text:p>39.59907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3737931035" calcext:value-type="float">
            <text:p>40.10537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11184516129" calcext:value-type="float">
            <text:p>40.4611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03432258065" calcext:value-type="float">
            <text:p>40.6003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74648" calcext:value-type="float">
            <text:p>40.77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4424" calcext:value-type="float">
            <text:p>41.30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87612" calcext:value-type="float">
            <text:p>41.548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0580645161" calcext:value-type="float">
            <text:p>41.379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41192258065" calcext:value-type="float">
            <text:p>41.09411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844" calcext:value-type="float">
            <text:p>40.78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73009032258" calcext:value-type="float">
            <text:p>40.6673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09184" calcext:value-type="float">
            <text:p>41.1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48323870968" calcext:value-type="float">
            <text:p>41.8348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68142857143" calcext:value-type="float">
            <text:p>42.5468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81810322581" calcext:value-type="float">
            <text:p>45.7181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42885517241" calcext:value-type="float">
            <text:p>46.084288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86748387097" calcext:value-type="float">
            <text:p>46.178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1036" calcext:value-type="float">
            <text:p>46.244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9292903226" calcext:value-type="float">
            <text:p>45.8179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5176774194" calcext:value-type="float">
            <text:p>44.5525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0008" calcext:value-type="float">
            <text:p>43.79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85436129032" calcext:value-type="float">
            <text:p>43.0885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03372" calcext:value-type="float">
            <text:p>43.490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8105806452" calcext:value-type="float">
            <text:p>44.3888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92165714286" calcext:value-type="float">
            <text:p>44.45921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7762580645" calcext:value-type="float">
            <text:p>44.5197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31232" calcext:value-type="float">
            <text:p>44.95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13592" calcext:value-type="float">
            <text:p>45.57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3607483871" calcext:value-type="float">
            <text:p>46.7336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41676" calcext:value-type="float">
            <text:p>47.26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83956129032" calcext:value-type="float">
            <text:p>47.2383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33254193548" calcext:value-type="float">
            <text:p>45.8533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90896" calcext:value-type="float">
            <text:p>43.71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48467096774" calcext:value-type="float">
            <text:p>41.9248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71168" calcext:value-type="float">
            <text:p>42.05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05659354839" calcext:value-type="float">
            <text:p>42.4805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4191428572" calcext:value-type="float">
            <text:p>43.086419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3886" calcext:value-type="float">
            <text:p>44.553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3245217391" calcext:value-type="float">
            <text:p>45.7323245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852" calcext:value-type="float">
            <text:p>46.5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87575652174" calcext:value-type="float">
            <text:p>47.838757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4074" calcext:value-type="float">
            <text:p>48.344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8346666667" calcext:value-type="float">
            <text:p>47.02183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19104" calcext:value-type="float">
            <text:p>46.83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14176" calcext:value-type="float">
            <text:p>46.8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85904" calcext:value-type="float">
            <text:p>46.93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1812" calcext:value-type="float">
            <text:p>46.5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959" calcext:value-type="float">
            <text:p>42.43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3598" calcext:value-type="float">
            <text:p>42.50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245" calcext:value-type="float">
            <text:p>42.46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0448" calcext:value-type="float">
            <text:p>42.7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078" calcext:value-type="float">
            <text:p>42.534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1228" calcext:value-type="float">
            <text:p>42.5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48144" calcext:value-type="float">
            <text:p>42.6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87931428571" calcext:value-type="float">
            <text:p>42.26879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82740869565" calcext:value-type="float">
            <text:p>42.148274086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35405714286" calcext:value-type="float">
            <text:p>42.73354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65673043478" calcext:value-type="float">
            <text:p>43.0365673043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3303225807" calcext:value-type="float">
            <text:p>44.5283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9384" calcext:value-type="float">
            <text:p>45.15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03287741936" calcext:value-type="float">
            <text:p>46.3103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23746206897" calcext:value-type="float">
            <text:p>47.482374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67298064516" calcext:value-type="float">
            <text:p>47.3067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15820645161" calcext:value-type="float">
            <text:p>45.57158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00136" calcext:value-type="float">
            <text:p>45.27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5168" calcext:value-type="float">
            <text:p>45.00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8080516129" calcext:value-type="float">
            <text:p>45.2580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26868571429" calcext:value-type="float">
            <text:p>45.77268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44667096774" calcext:value-type="float">
            <text:p>46.5044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16505806452" calcext:value-type="float">
            <text:p>48.0616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77456" calcext:value-type="float">
            <text:p>48.96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41004" calcext:value-type="float">
            <text:p>50.384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6028" calcext:value-type="float">
            <text:p>50.51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45263225806" calcext:value-type="float">
            <text:p>49.14452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28312258065" calcext:value-type="float">
            <text:p>47.55283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73224" calcext:value-type="float">
            <text:p>45.93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57778064516" calcext:value-type="float">
            <text:p>45.7857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48912" calcext:value-type="float">
            <text:p>46.14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40585806452" calcext:value-type="float">
            <text:p>46.7540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39857142857" calcext:value-type="float">
            <text:p>47.6739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98454193549" calcext:value-type="float">
            <text:p>48.489845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14343225806" calcext:value-type="float">
            <text:p>49.55143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5415172414" calcext:value-type="float">
            <text:p>51.18254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45581935484" calcext:value-type="float">
            <text:p>52.91455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54472" calcext:value-type="float">
            <text:p>52.6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15376774194" calcext:value-type="float">
            <text:p>51.9515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69366451613" calcext:value-type="float">
            <text:p>50.1169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49256" calcext:value-type="float">
            <text:p>46.72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36268387097" calcext:value-type="float">
            <text:p>45.4136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45288" calcext:value-type="float">
            <text:p>45.73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20383225807" calcext:value-type="float">
            <text:p>46.00203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354482759" calcext:value-type="float">
            <text:p>46.805035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64756129032" calcext:value-type="float">
            <text:p>47.11647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7288" calcext:value-type="float">
            <text:p>46.6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45818461539" calcext:value-type="float">
            <text:p>47.444581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40106666667" calcext:value-type="float">
            <text:p>48.68401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24033846154" calcext:value-type="float">
            <text:p>47.892403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00711428571" calcext:value-type="float">
            <text:p>47.16007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85529230769" calcext:value-type="float">
            <text:p>44.868552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67508571428" calcext:value-type="float">
            <text:p>47.046750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834" calcext:value-type="float">
            <text:p>45.534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4610909091" calcext:value-type="float">
            <text:p>46.430461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3005714286" calcext:value-type="float">
            <text:p>47.03630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9268" calcext:value-type="float">
            <text:p>49.76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428" calcext:value-type="float">
            <text:p>49.4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3408" calcext:value-type="float">
            <text:p>48.6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7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8984" calcext:value-type="float">
            <text:p>52.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146" meta:object-count="0"/>
    <meta:user-defined meta:name="AppVersion">3.0</meta:user-defined>
  </office:meta>
</office:document-meta>
</file>